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57d9" officeooo:paragraph-rsid="001c17a1"/>
    </style:style>
    <style:style style:name="P2" style:family="paragraph" style:parent-style-name="Standard" style:list-style-name="L1">
      <style:text-properties officeooo:rsid="000cdee8" officeooo:paragraph-rsid="001c17a1"/>
    </style:style>
    <style:style style:name="P3" style:family="paragraph" style:parent-style-name="Standard">
      <style:text-properties officeooo:rsid="000cdee8" officeooo:paragraph-rsid="001c17a1"/>
    </style:style>
    <style:style style:name="P4" style:family="paragraph" style:parent-style-name="Standard" style:list-style-name="L2">
      <style:text-properties officeooo:rsid="0005eaeb" officeooo:paragraph-rsid="001cebbf"/>
    </style:style>
    <style:style style:name="P5" style:family="paragraph" style:parent-style-name="Standard">
      <style:text-properties officeooo:rsid="0005eaeb" officeooo:paragraph-rsid="001cebbf"/>
    </style:style>
    <style:style style:name="T1" style:family="text">
      <style:text-properties officeooo:rsid="000cde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ruire 2 phrases <text:span text:style-name="T1">avec du subjonctif imparfait par rapport au texte </text:span></text:p>
      <text:p text:style-name="P1"/>
      <text:list xml:id="list6445973417776614316" text:style-name="L1">
        <text:list-item>
          <text:p text:style-name="P2">Si el día de mi cumpleaños se había pasado bien, hubiera podido tocar la guitarra </text:p>
        </text:list-item>
      </text:list>
      <text:p text:style-name="P3"/>
      <text:p text:style-name="P3"/>
      <text:p text:style-name="P5">P. 114</text:p>
      <text:p text:style-name="P5"/>
      <text:list xml:id="list6492444537590668183" text:style-name="L2">
        <text:list-item>
          <text:p text:style-name="P4"><text:s/>//</text:p>
          <text:p text:style-name="P4"/>
        </text:list-item>
        <text:list-item>
          <text:p text:style-name="P4"/>
          <text:list>
            <text:list-header>
              <text:p text:style-name="P4">Estar : Estuviera, estuvieras, estuviera, estuviéramos, estuvierais, estuvieran </text:p>
              <text:p text:style-name="P4">Ir : Fuera, fueras, fuera, fuéramos, fueramis, fueran </text:p>
              <text:p text:style-name="P4">Decir : Dijera, dijeras, dijera, dijéramos, dijerais, dijeran </text:p>
            </text:list-header>
          </text:list>
          <text:p text:style-name="P4"/>
        </text:list-item>
        <text:list-item>
          <text:p text:style-name="P4"><text:s/>/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10:51.569000000</meta:creation-date>
    <dc:date>2019-03-21T15:16:08.546000000</dc:date>
    <meta:editing-duration>PT29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9" meta:word-count="58" meta:character-count="368" meta:non-whitespace-character-count="315"/>
  </office:meta>
</office:document-meta>
</file>